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S Gothic" svg:font-family="MS Gothic" style:font-family-generic="modern" style:font-pitch="fixed" svg:panose-1="2 11 6 9 7 2 5 8 2 4"/>
    <style:font-face style:name="Malgun Gothic" svg:font-family="Malgun Gothic" style:font-family-generic="swiss" style:font-pitch="variable" svg:panose-1="2 11 5 3 2 0 0 2 0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font-name="MS Gothic" style:font-name-asian="MS Gothic" style:font-name-complex="MS Gothic"/>
    </style:style>
    <style:style style:name="T3" style:parent-style-name="Standaardalinea-lettertype" style:family="text">
      <style:text-properties style:font-name="MS Gothic" style:font-name-asian="MS Gothic" style:font-name-complex="MS Gothic"/>
    </style:style>
    <style:style style:name="T4" style:parent-style-name="Standaardalinea-lettertype" style:family="text">
      <style:text-properties style:font-name="MS Gothic" style:font-name-asian="MS Gothic" style:font-name-complex="MS Gothic"/>
    </style:style>
    <style:style style:name="T5" style:parent-style-name="Standaardalinea-lettertype" style:family="text">
      <style:text-properties style:font-name="Malgun Gothic" style:font-name-asian="Malgun Gothic" style:font-name-complex="Malgun Gothic"/>
    </style:style>
  </office:automatic-styles>
  <office:body>
    <office:text text:use-soft-page-breaks="true">
      <text:p text:style-name="P1">1.1 Als gebruiker wil ik een nieuwe taak kunnen maken, door in te vullen: titel, beschrijving en afdeling (personeel, horeca, techniek, inkoop, klantenservice, groen). De status vul ik niet handmatig in, deze wordt altijd 'todo' bij een nieuw gemaakte taak.</text:p>
      <text:p text:style-name="Standaard"><text:span text:style-name="T2">口</text:span></text:p>
      <text:p text:style-name="Standaard">Map voor resource 'task' maken inclusief index.php en create.php.</text:p>
      <text:p text:style-name="Standaard">Vanuit de index linken naar create.php (allemaal in mapje 'tasks').</text:p>
      <text:p text:style-name="Standaard">In tasks/create.php een formulier opzetten.</text:p>
      <text:p text:style-name="Standaard">In de backend een tasksController.php opzetten met Saction en if-statements.</text:p>
      <text:p text:style-name="Standaard">In de controller code schrijven voor uitvoeren INSERT-query.</text:p>
      <text:p text:style-name="Standaard">In de controller inputvalidatie toevoegen.</text:p>
      <text:p text:style-name="Standaard">Uitgebreid testen met verschillende soorten input.</text:p>
      <text:p text:style-name="Standaard">1.2 Als gebruiker wil ik een overzicht / lijst van alle taken kunnen zien waarvan de</text:p>
      <text:p text:style-name="Standaard">status niet "done" is. In dit overzicht wil ik per taak zien: titel, afdeling en status.</text:p>
      <text:p text:style-name="Standaard">A Technische tip: "niet gelijk aan" schrijf je in SQL als "&lt;&gt;",</text:p>
      <text:p text:style-name="Standaard"><text:span text:style-name="T3">口</text:span></text:p>
      <text:p text:style-name="Standaard">1.3 Als gebruiker wil ik een taak kunnen aanpassen, het gaat dan om titel, beschrijving, afdeling en status.</text:p>
      <text:p text:style-name="Standaard">п</text:p>
      <text:p text:style-name="Standaard">1.4 Als gebruiker wil een taak kunnen verwijderen.</text:p>
      <text:p text:style-name="Standaard"><text:span text:style-name="T4">口</text:span><text:s text:c="2"/>1.5 Als gebruiker wil ik een overzicht / lijst van alle taken kunnen zien waarvan de status wel "done" is. In dit overzicht wil ik per taak zien: titel en afdeling.<text:s/></text:p>
      <text:p text:style-name="Standaard"><text:span text:style-name="T5">ᄆ</text:span></text:p>
      <text:p text:style-name="Standaard">Π</text:p>
      <text:p text:style-name="Standaard">Maak een bestand tasks/done.php, plaats bovenaan een titel/h1 die duidelijk maakt dat het om taken gaat die klaar zijn.</text:p>
      <text:p text:style-name="Standaard">Plaats vanuit tasks/index.php een link naar je nieuwe pagina. Plaats ook een link terug, zodat</text:p>
      <text:p text:style-name="Standaard">je heen-en-weer kunt klikken tussen het gewone overzicht en het "done" overzicht.</text:p>
      <text:p text:style-name="Standaard">Schrijf in tasks/done.php een SELECT-query om alle taken met de status "done" op te halen.</text:p>
      <text:p text:style-name="Standaard">Volg het vijfstappenplan om de query uit te voeren en het resultaat te fetchen.</text:p>
      <text:p text:style-name="Standaard">Gebruik een foreach() om alle taken te laten zien in een lijst of tabel.</text:p>
      <text:p text:style-name="Standaard">1.6 Als gebruiker wil ik bij het openen van de webapp op een homepage komen (index.php). De pagina ziet er eenvoudig maar professioneel uit, met in ieder geval een logo van het pretpark en een link naar het takenoverzicht (1.2). Fonts, kleuren, etc. worden op de rest van de site ook doorgevoe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S Gothic" svg:font-family="MS Gothic" style:font-family-generic="modern" style:font-pitch="fixed" svg:panose-1="2 11 6 9 7 2 5 8 2 4"/>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rlidag, Güzin (student)</meta:initial-creator>
    <dc:creator>Karlidag, Güzin (student)</dc:creator>
    <meta:creation-date>2025-03-12T09:30:00Z</meta:creation-date>
    <dc:date>2025-03-12T10:17:00Z</dc:date>
    <meta:template xlink:href="Normal.dotm" xlink:type="simple"/>
    <meta:editing-cycles>2</meta:editing-cycles>
    <meta:editing-duration>PT2820S</meta:editing-duration>
    <meta:document-statistic meta:page-count="1" meta:paragraph-count="4" meta:word-count="320" meta:character-count="2079" meta:row-count="14" meta:non-whitespace-character-count="1763"/>
  </office:meta>
</office:document-meta>
</file>